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9ff" svg:stroke-opacity="10%" draw:fill-color="#999999" draw:opacity="40%" draw:textarea-horizontal-align="justify" draw:textarea-vertical-align="middle" draw:auto-grow-height="false" fo:min-height="11.561cm" fo:min-width="18.804cm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3.056cm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2.774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3.052cm" fo:min-width="2.294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loext:graphic-properties draw:fill-color="#999999" draw:opacity="4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304cm" svg:height="11.811cm" svg:x="0.746cm" svg:y="10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56cm" svg:height="2.921cm" svg:x="7.985cm" svg:y="11.831cm">
          <text:p text:style-name="P2">gateway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74cm" svg:height="3.302cm" svg:x="11.287cm" svg:y="17.419cm">
          <text:p text:style-name="P2">ws2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461cm" svg:height="0.962cm" svg:x="9.96cm" svg:y="14.879cm">
          <draw:text-box>
            <text:p>192.168.0.101</text:p>
          </draw:text-box>
        </draw:frame>
        <draw:frame draw:style-name="gr5" draw:text-style-name="P3" draw:layer="layout" svg:width="4.572cm" svg:height="1.673cm" svg:x="10.779cm" svg:y="20.648cm">
          <draw:text-box>
            <text:p>192.168.0.12</text:p>
          </draw:text-box>
        </draw:frame>
        <draw:line draw:style-name="gr6" draw:text-style-name="P4" draw:layer="layout" svg:x1="9.844cm" svg:y1="14.716cm" svg:x2="9.86cm" svg:y2="16.122cm">
          <text:p/>
        </draw:line>
        <draw:line draw:style-name="gr6" draw:text-style-name="P4" draw:layer="layout" svg:x1="9.763cm" svg:y1="10.652cm" svg:x2="9.809cm" svg:y2="11.831cm">
          <text:p/>
        </draw:line>
        <draw:line draw:style-name="gr6" draw:text-style-name="P4" draw:layer="layout" svg:x1="3.286cm" svg:y1="16.113cm" svg:x2="18.018cm" svg:y2="16.149cm">
          <text:p/>
        </draw:line>
        <draw:custom-shape draw:style-name="gr7" draw:text-style-name="P2" draw:layer="layout" svg:width="2.794cm" svg:height="3.302cm" svg:x="16.748cm" svg:y="17.419cm">
          <text:p text:style-name="P2">ws3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8.018cm" svg:y1="17.419cm" svg:x2="18.018cm" svg:y2="16.149cm">
          <text:p/>
        </draw:line>
        <draw:frame draw:style-name="gr8" draw:text-style-name="P3" draw:layer="layout" svg:width="4.572cm" svg:height="1.143cm" svg:x="15.605cm" svg:y="20.685cm">
          <draw:text-box>
            <text:p>192.168.0.13</text:p>
          </draw:text-box>
        </draw:frame>
        <draw:line draw:style-name="gr6" draw:text-style-name="P4" draw:layer="layout" svg:x1="12.936cm" svg:y1="17.423cm" svg:x2="12.938cm" svg:y2="16.113cm">
          <text:p/>
        </draw:line>
        <draw:custom-shape draw:style-name="gr3" draw:text-style-name="P2" draw:layer="layout" svg:width="3.274cm" svg:height="3.302cm" svg:x="6.461cm" svg:y="17.434cm">
          <text:p text:style-name="P2">ws1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72cm" svg:height="1.673cm" svg:x="5.953cm" svg:y="20.663cm">
          <draw:text-box>
            <text:p>192.168.0.11</text:p>
          </draw:text-box>
        </draw:frame>
        <draw:line draw:style-name="gr6" draw:text-style-name="P4" draw:layer="layout" svg:x1="12.936cm" svg:y1="17.423cm" svg:x2="12.934cm" svg:y2="16.113cm">
          <text:p/>
        </draw:line>
        <draw:line draw:style-name="gr6" draw:text-style-name="P4" draw:layer="layout" svg:x1="8.036cm" svg:y1="17.423cm" svg:x2="8.034cm" svg:y2="16.113cm">
          <text:p/>
        </draw:line>
        <draw:line draw:style-name="gr6" draw:text-style-name="P4" draw:layer="layout" svg:x1="3.336cm" svg:y1="17.423cm" svg:x2="3.334cm" svg:y2="16.113cm">
          <text:p/>
        </draw:line>
        <draw:custom-shape draw:style-name="gr3" draw:text-style-name="P2" draw:layer="layout" svg:width="3.274cm" svg:height="3.302cm" svg:x="1.889cm" svg:y="17.383cm">
          <text:p text:style-name="P2">dns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72cm" svg:height="1.673cm" svg:x="1.381cm" svg:y="20.612cm">
          <draw:text-box>
            <text:p>192.168.0.3</text:p>
          </draw:text-box>
        </draw:frame>
        <draw:custom-shape draw:style-name="gr2" draw:text-style-name="P2" draw:layer="layout" svg:width="3.556cm" svg:height="2.921cm" svg:x="14.485cm" svg:y="11.831cm">
          <text:p text:style-name="P2">net-monitor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6.144cm" svg:y1="14.716cm" svg:x2="16.16cm" svg:y2="16.122cm">
          <text:p/>
        </draw:line>
        <draw:frame draw:style-name="gr9" draw:text-style-name="P3" draw:layer="layout" svg:width="6.223cm" svg:height="0.962cm" svg:x="1.254cm" svg:y="10.906cm">
          <draw:text-box>
            <text:p>example.co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08:28:19.461333167</meta:creation-date>
    <dc:date>2021-07-14T15:36:25.293382477</dc:date>
    <meta:editing-duration>PT58M27S</meta:editing-duration>
    <meta:editing-cycles>16</meta:editing-cycles>
    <meta:generator>LibreOffice/6.0.7.3$Linux_X86_64 LibreOffice_project/00m0$Build-3</meta:generator>
    <meta:document-statistic meta:object-count="22"/>
  </office:meta>
</office:document-meta>
</file>